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417in" loext:contextual-spacing="false" fo:line-height="100%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d7b6d" style:font-size-asian="10pt" style:font-size-complex="10pt"/>
    </style:style>
    <style:style style:name="P4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dccc7" style:font-size-asian="10pt" style:font-size-complex="10pt"/>
    </style:style>
    <style:style style:name="P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1dccc7" officeooo:paragraph-rsid="001dccc7" style:font-size-asian="10pt" style:font-size-complex="10pt"/>
    </style:style>
    <style:style style:name="P6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1baf47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1baf47" officeooo:paragraph-rsid="001baf47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1d7b6d" officeooo:paragraph-rsid="001d7b6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1dccc7" officeooo:paragraph-rsid="001dccc7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28157a" officeooo:paragraph-rsid="0028157a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1e03a7" officeooo:paragraph-rsid="001e03a7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383d58" officeooo:paragraph-rsid="00383d58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normal" officeooo:rsid="001d7b6d" officeooo:paragraph-rsid="001d7b6d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8157a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44704d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8157a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a02d8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a1764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a1764" officeooo:paragraph-rsid="002a176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a1764" officeooo:paragraph-rsid="0044704d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30582b" officeooo:paragraph-rsid="0030582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bold" officeooo:rsid="002a1764" officeooo:paragraph-rsid="002a176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.0417in" loext:contextual-spacing="false" fo:line-height="100%"/>
      <style:text-properties style:font-name="Arial" fo:font-size="10pt" fo:font-weight="bold" officeooo:rsid="00383d58" officeooo:paragraph-rsid="00383d58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44704d" officeooo:paragraph-rsid="0044704d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357868" officeooo:paragraph-rsid="00357868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a1764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a02d8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in" fo:margin-bottom="0.0417in" loext:contextual-spacing="false" fo:line-height="100%" fo:text-align="end" style:justify-single-word="false"/>
      <style:text-properties style:font-name="Arial" fo:font-size="10pt" fo:font-weight="normal" officeooo:rsid="0028157a" officeooo:paragraph-rsid="00459df3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1dccc7" officeooo:paragraph-rsid="0043bf95" style:font-size-asian="10pt" style:font-size-complex="10pt"/>
    </style:style>
    <style:style style:name="P30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1dccc7" officeooo:paragraph-rsid="001dccc7" style:font-size-asian="10pt" style:font-size-complex="10pt"/>
    </style:style>
    <style:style style:name="P31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dccc7" style:font-size-asian="10pt" style:font-size-complex="10pt"/>
    </style:style>
    <style:style style:name="P3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459df3" style:font-size-asian="10pt" style:font-size-complex="10pt"/>
    </style:style>
    <style:style style:name="P33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486a48" style:font-size-asian="10pt" style:font-size-complex="10pt"/>
    </style:style>
    <style:style style:name="P34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30582b" officeooo:paragraph-rsid="001e03a7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paragraph-rsid="001dccc7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383d58" officeooo:paragraph-rsid="00383d58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383d58" officeooo:paragraph-rsid="00486a48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e03a7" officeooo:paragraph-rsid="001e03a7" style:font-size-asian="10pt" style:font-weight-asian="normal" style:font-size-complex="10pt" style:font-weight-complex="normal"/>
    </style:style>
    <style:style style:name="P39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40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2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1764" style:font-weight-asian="bold" style:font-weight-complex="bold"/>
    </style:style>
    <style:style style:name="T4" style:family="text">
      <style:text-properties fo:font-weight="bold" officeooo:rsid="001dccc7" style:font-weight-asian="bold" style:font-weight-complex="bold"/>
    </style:style>
    <style:style style:name="T5" style:family="text">
      <style:text-properties officeooo:rsid="001baf47"/>
    </style:style>
    <style:style style:name="T6" style:family="text">
      <style:text-properties officeooo:rsid="001dccc7"/>
    </style:style>
    <style:style style:name="T7" style:family="text">
      <style:text-properties officeooo:rsid="002a02d8"/>
    </style:style>
    <style:style style:name="T8" style:family="text">
      <style:text-properties officeooo:rsid="002a176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43bf95"/>
    </style:style>
    <style:style style:name="T11" style:family="text">
      <style:text-properties officeooo:rsid="00464f2f"/>
    </style:style>
    <style:style style:name="T12" style:family="text">
      <style:text-properties officeooo:rsid="00486a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vertical-pos="from-top" style:horizontal-pos="from-left" style:horizontal-rel="paragraph" draw:wrap-influence-on-position="once-concurrent" style:flow-with-text="true"/>
    </style:style>
    <style:style style:name="gr3" style:family="graphic" style:data-style-name="C10106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top"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9" style:family="graphic">
      <style:graphic-properties fo:border="none #c0c0c0" style:vertical-pos="from-top" style:horizontal-pos="from-left" style:horizontal-rel="paragraph" draw:wrap-influence-on-position="once-concurrent" style:flow-with-text="false"/>
    </style:style>
    <style:style style:name="gr10" style:family="graphic">
      <style:graphic-properties fo:border="none #c0c0c0" style:vertical-pos="from-top" style:vertical-rel="paragraph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xforms:model id="istanza">
          <xforms:instance id="istanza">
            <instanceData/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odice_istanza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titolare_nascita_data" form:control-implementation="ooo:com.sun.star.form.component.DateField" xml:id="control3" form:id="control3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titolare_nascita_provincia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nascita_comun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es_comun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es_provincia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es_via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es_cap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appresentanza_label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gione_social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ma_giuridica_id_label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comu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cap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prov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via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civico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telefono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mobile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fax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tita_iv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ice_fiscal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pec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impresa_altre_sedi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a_uffici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a_num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num_amministratori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num_procuratori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num_sindaci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num_sindaci_supplenti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impresa_soggetto_sociale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text form:name="white_list_prefettura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stmt_wl" form:control-implementation="ooo:com.sun.star.form.component.CheckBox" xml:id="control33" form:id="control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white_list_data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stmt_wl_no" form:control-implementation="ooo:com.sun.star.form.component.CheckBox" xml:id="control35" form:id="control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nteresse_interventi_checkbox" form:control-implementation="ooo:com.sun.star.form.component.CheckBox" xml:id="control36" form:id="control3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mt_interest" form:control-implementation="ooo:com.sun.star.form.component.CheckBox" xml:id="control37" form:id="control3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nteresse_lavori" form:control-implementation="ooo:com.sun.star.form.component.CheckBox" xml:id="control38" form:id="control3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interesse_lavori_tipo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esse_lavori_importo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nteresse_servizi" form:control-implementation="ooo:com.sun.star.form.component.CheckBox" xml:id="control41" form:id="control4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interesse_servizi_tipo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esse_servizi_importo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nteresse_forniture" form:control-implementation="ooo:com.sun.star.form.component.CheckBox" xml:id="control44" form:id="control4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interesse_forniture_tipo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esse_forniture_importo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nteresse_interventi" form:control-implementation="ooo:com.sun.star.form.component.CheckBox" xml:id="control47" form:id="control4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interesse_interventi_tipo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esse_interventi_importo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tanza_luogo_data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__3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mpresa_settore_trasporto" form:control-implementation="ooo:com.sun.star.form.component.CheckBox" xml:id="control52" form:id="control5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rifiuti" form:control-implementation="ooo:com.sun.star.form.component.CheckBox" xml:id="control53" form:id="control5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terra" form:control-implementation="ooo:com.sun.star.form.component.CheckBox" xml:id="control54" form:id="control5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bitume" form:control-implementation="ooo:com.sun.star.form.component.CheckBox" xml:id="control55" form:id="control5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nolo" form:control-implementation="ooo:com.sun.star.form.component.CheckBox" xml:id="control56" form:id="control5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ferro" form:control-implementation="ooo:com.sun.star.form.component.CheckBox" xml:id="control57" form:id="control5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autotrasporto" form:control-implementation="ooo:com.sun.star.form.component.CheckBox" xml:id="control58" form:id="control5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guardiana" form:control-implementation="ooo:com.sun.star.form.component.CheckBox" xml:id="control59" form:id="control5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nessuno" form:control-implementation="ooo:com.sun.star.form.component.CheckBox" xml:id="control60" form:id="control6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note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text form:name="tot_pages__1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__2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cf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data_costituzione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 Istanza <draw:control text:anchor-type="as-char" svg:y="-0.1957in" draw:z-index="0" draw:name="prov_nascita" draw:style-name="gr1" draw:text-style-name="P39" svg:width="1.5724in" svg:height="0.276in" draw:control="control1"/> </text:p>
      <text:p text:style-name="P6"/>
      <text:p text:style-name="P7">Alla Struttura di Missione per la prevenzione delle infiltrazioni della criminialità organizzata negli interventi di ricostruzione post sisma nelle aree del centro Italia – art. 30 decreto legge 17 ottobre 2016, n.189</text:p>
      <text:p text:style-name="P1"/>
      <text:p text:style-name="P1">Il/la sottoscritto/a <draw:control text:anchor-type="as-char" svg:y="-0.1957in" draw:z-index="1" draw:name="nome" draw:style-name="gr2" draw:text-style-name="P40" svg:width="5.6122in" svg:height="0.276in" draw:control="control2"/></text:p>
      <text:p text:style-name="P3">nato a <text:s/><draw:control text:anchor-type="as-char" svg:y="-0.1957in" draw:z-index="4" draw:name="luogo_nascita" draw:style-name="gr5" draw:text-style-name="P40" svg:width="3.9988in" svg:height="0.276in" draw:control="control5"/> Provincia <text:s/><draw:control text:anchor-type="as-char" svg:y="-0.1957in" draw:z-index="3" draw:style-name="gr4" draw:text-style-name="P40" svg:width="0.5634in" svg:height="0.276in" draw:control="control4"/> il <draw:control text:anchor-type="as-char" svg:y="-0.1957in" draw:z-index="2" draw:name="data_nascita" draw:style-name="gr3" draw:text-style-name="P40" svg:width="0.8406in" svg:height="0.276in" draw:control="control3"/></text:p>
      <text:p text:style-name="P33"><text:span text:style-name="T12">Codice Fiscale: </text:span><text:span text:style-name="T12"><draw:control text:anchor-type="as-char" svg:y="-0.1957in" draw:z-index="63" draw:name="luogo_nascita" draw:style-name="gr5" draw:text-style-name="P40" svg:width="2.0343in" svg:height="0.276in" draw:control="control64"/></text:span><text:span text:style-name="T12"> Residente in </text:span><text:span text:style-name="T12"><draw:control text:anchor-type="as-char" svg:y="-0.1957in" draw:z-index="5" draw:name="luogo_nascita" draw:style-name="gr5" draw:text-style-name="P40" svg:width="2.8205in" svg:height="0.276in" draw:control="control6"/></text:span></text:p>
      <text:p text:style-name="P33"><text:span text:style-name="T12"><text:s/>Provincia </text:span><text:span text:style-name="T12"><draw:control text:anchor-type="as-char" svg:y="-0.1957in" draw:z-index="6" draw:style-name="gr4" draw:text-style-name="P40" svg:width="0.5634in" svg:height="0.276in" draw:control="control7"/></text:span><text:span text:style-name="T12"> CAP </text:span><text:span text:style-name="T12"><draw:control text:anchor-type="as-char" svg:y="-0.1957in" draw:z-index="8" draw:style-name="gr4" draw:text-style-name="P40" svg:width="0.5634in" svg:height="0.276in" draw:control="control9"/></text:span><text:span text:style-name="T12"> via </text:span><draw:control text:anchor-type="as-char" svg:y="-0.1957in" draw:z-index="7" draw:name="luogo_nascita" draw:style-name="gr5" draw:text-style-name="P40" svg:width="4.3016in" svg:height="0.276in" draw:control="control8"/></text:p>
      <text:p text:style-name="P3"/>
      <text:p text:style-name="P8">CHIEDE</text:p>
      <text:p text:style-name="P13"/>
      <text:p text:style-name="P4">In qualità di <text:s text:c="2"/><draw:control text:anchor-type="as-char" svg:y="-0.1957in" draw:z-index="9" draw:name="nome" draw:style-name="gr4" draw:text-style-name="P40" svg:width="5.8669in" svg:height="0.276in" draw:control="control10"/> </text:p>
      <text:p text:style-name="P4">Impresa (<text:span text:style-name="T1">ragione sociale)</text:span> <draw:control text:anchor-type="as-char" svg:y="-0.1957in" draw:z-index="10" draw:name="nome" draw:style-name="gr5" draw:text-style-name="P40" svg:width="5.0862in" svg:height="0.276in" draw:control="control11"/></text:p>
      <text:p text:style-name="P4"><text:span text:style-name="T6">F</text:span>orma giuridica dell'Impresa<draw:control text:anchor-type="as-char" svg:y="-0.1957in" draw:z-index="11" draw:name="nome" draw:style-name="gr4" draw:text-style-name="P40" svg:width="4.9524in" svg:height="0.276in" draw:control="control12"/></text:p>
      <text:p text:style-name="P4">con sede in (<text:span text:style-name="T1">sede legale)</text:span></text:p>
      <text:p text:style-name="P4">Comune <text:s/><draw:control text:anchor-type="as-char" svg:y="-0.1957in" draw:z-index="12" draw:style-name="gr5" draw:text-style-name="P40" svg:width="3.9559in" svg:height="0.276in" draw:control="control13"/> CAP <draw:control text:anchor-type="as-char" svg:y="-0.1957in" draw:z-index="13" draw:style-name="gr5" draw:text-style-name="P40" svg:width="0.7815in" svg:height="0.276in" draw:control="control14"/> Prov. <draw:control text:anchor-type="as-char" svg:y="-0.1957in" draw:z-index="14" draw:style-name="gr5" draw:text-style-name="P40" svg:width="0.6012in" svg:height="0.276in" draw:control="control15"/></text:p>
      <text:p text:style-name="P4">Via/Piazza <text:s/><draw:control text:anchor-type="as-char" svg:y="-0.1957in" draw:z-index="15" draw:style-name="gr5" draw:text-style-name="P40" svg:width="4.9161in" svg:height="0.276in" draw:control="control16"/> N. <draw:control text:anchor-type="as-char" svg:y="-0.1957in" draw:z-index="16" draw:style-name="gr5" draw:text-style-name="P40" svg:width="0.8295in" svg:height="0.276in" draw:control="control17"/></text:p>
      <text:p text:style-name="P4">Telefono <draw:control text:anchor-type="as-char" svg:y="-0.1957in" draw:z-index="17" draw:style-name="gr5" draw:text-style-name="P40" svg:width="1.6843in" svg:height="0.276in" draw:control="control18"/> Cellulare <draw:control text:anchor-type="as-char" svg:y="-0.1957in" draw:z-index="18" draw:style-name="gr5" draw:text-style-name="P40" svg:width="1.7134in" svg:height="0.276in" draw:control="control19"/> Fax <draw:control text:anchor-type="as-char" svg:y="-0.1957in" draw:z-index="19" draw:style-name="gr4" draw:text-style-name="P40" svg:width="1.7976in" svg:height="0.276in" draw:control="control20"/></text:p>
      <text:p text:style-name="P4">P.I. <draw:control text:anchor-type="as-char" svg:y="-0.1957in" draw:z-index="20" draw:style-name="gr4" draw:text-style-name="P40" svg:width="3.0886in" svg:height="0.276in" draw:control="control21"/> C.F. <draw:control text:anchor-type="as-char" svg:y="-0.1957in" draw:z-index="21" draw:style-name="gr4" draw:text-style-name="P40" svg:width="3.0504in" svg:height="0.276in" draw:control="control22"/></text:p>
      <text:p text:style-name="P4"><text:span text:style-name="T10">Indirizzo Email </text:span>PEC <draw:control text:anchor-type="as-char" svg:y="-0.1957in" draw:z-index="22" draw:style-name="gr4" draw:text-style-name="P40" svg:width="2.9933in" svg:height="0.276in" draw:control="control23"/> </text:p>
      <text:p text:style-name="P5"><text:span text:style-name="T2">Sedi secondarie e Unità Locali</text:span>: </text:p>
      <text:p text:style-name="P4"><text:s/><draw:control text:anchor-type="as-char" svg:y="-0.1957in" draw:z-index="23" draw:style-name="gr6" draw:text-style-name="P40" svg:width="6.6539in" svg:height="2.398in" draw:control="control24"/></text:p>
      <text:p text:style-name="P35"/>
      <text:p text:style-name="P32"><text:span text:style-name="T4">Iscrizione nel Registro delle Imprese presso la C.C.I.A.A</text:span><text:span text:style-name="T2"> </text:span></text:p>
      <text:p text:style-name="P33"><text:span text:style-name="T6">Registro delle imprese </text:span><text:span text:style-name="T6"><draw:control text:anchor-type="as-char" svg:y="-0.1957in" draw:z-index="24" draw:style-name="gr5" draw:text-style-name="P40" svg:width="5.2724in" svg:height="0.276in" draw:control="control25"/></text:span></text:p>
      <text:p text:style-name="P33"><draw:control text:anchor-type="paragraph" draw:z-index="61" draw:style-name="gr10" draw:text-style-name="P42" svg:width="1.826in" svg:height="0.2039in" svg:x="4.9854in" svg:y="1.3264in" draw:control="control62"/><text:span text:style-name="T6">Numero di R.E.A.</text:span><text:span text:style-name="T6"><draw:control text:anchor-type="as-char" svg:y="-0.1957in" draw:z-index="25" draw:style-name="gr5" draw:text-style-name="P40" svg:width="2.0335in" svg:height="0.276in" draw:control="control26"/></text:span><text:span text:style-name="T6"> Data costituzione società <text:s text:c="2"/></text:span><text:span text:style-name="T6"><draw:control text:anchor-type="as-char" svg:y="-0.1957in" draw:z-index="64" draw:style-name="gr4" draw:text-style-name="P40" svg:width="1.4642in" svg:height="0.276in" draw:control="control65"/></text:span><text:span text:style-name="T6"> </text:span></text:p>
      <text:p text:style-name="P29"><text:soft-page-break/></text:p>
      <text:p text:style-name="P38">Oggetto Sociale</text:p>
      <text:p text:style-name="P11"><draw:control text:anchor-type="paragraph" draw:z-index="30" draw:style-name="gr7" draw:text-style-name="P40" svg:width="6.6925in" svg:height="2.0248in" svg:x="-0.039in" svg:y="0.0681in" draw:control="control31"/></text:p>
      <text:p text:style-name="P34"/>
      <text:p text:style-name="P12"/>
      <text:p text:style-name="P1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line-break/>L'impresa opera in uno dei seguenti settori:</text:p>
      <text:p text:style-name="P23"><draw:control text:anchor-type="as-char" draw:z-index="51" draw:style-name="gr8" draw:text-style-name="P41" svg:width="0.1748in" svg:height="0.2004in" draw:control="control52"/> <text:s/><text:span text:style-name="T9">Trasporto di materiali a discarica conto terzi</text:span></text:p>
      <text:p text:style-name="P23"><text:span text:style-name="T9"><draw:control text:anchor-type="as-char" draw:z-index="52" draw:style-name="gr8" draw:text-style-name="P41" svg:width="0.1748in" svg:height="0.2004in" draw:control="control53"/></text:span><text:span text:style-name="T9"> <text:s/>Trasporto e smaltimento di rifiuti</text:span></text:p>
      <text:p text:style-name="P23"><text:span text:style-name="T9"><draw:control text:anchor-type="as-char" draw:z-index="53" draw:style-name="gr8" draw:text-style-name="P41" svg:width="0.1748in" svg:height="0.2004in" draw:control="control54"/></text:span><text:span text:style-name="T9"> <text:s/>Estrazione, fornitura e trasporto di terra e materiali inerti</text:span></text:p>
      <text:p text:style-name="P23"><text:span text:style-name="T9"><draw:control text:anchor-type="as-char" draw:z-index="54" draw:style-name="gr8" draw:text-style-name="P41" svg:width="0.1748in" svg:height="0.2004in" draw:control="control55"/></text:span><text:span text:style-name="T9"> <text:s/>Confezionamento, fornitura e trasporto di calcestruzzo e di bitume</text:span></text:p>
      <text:p text:style-name="P23"><text:span text:style-name="T9"><draw:control text:anchor-type="as-char" draw:z-index="55" draw:style-name="gr8" draw:text-style-name="P41" svg:width="0.1748in" svg:height="0.2004in" draw:control="control56"/></text:span><text:span text:style-name="T9"> <text:s/>Noli a freddo e a caldo di macchinari</text:span></text:p>
      <text:p text:style-name="P23"><text:span text:style-name="T9"><draw:control text:anchor-type="as-char" draw:z-index="56" draw:style-name="gr8" draw:text-style-name="P41" svg:width="0.1748in" svg:height="0.2004in" draw:control="control57"/></text:span><text:span text:style-name="T9"> <text:s/>Fornitura di ferro lavorato</text:span></text:p>
      <text:p text:style-name="P23"><text:span text:style-name="T9"><draw:control text:anchor-type="as-char" draw:z-index="57" draw:style-name="gr8" draw:text-style-name="P41" svg:width="0.1748in" svg:height="0.2004in" draw:control="control58"/></text:span><text:span text:style-name="T9"> <text:s/>Autotrasporto conto terzi</text:span></text:p>
      <text:p text:style-name="P23"><text:span text:style-name="T9"><draw:control text:anchor-type="as-char" draw:z-index="58" draw:style-name="gr8" draw:text-style-name="P41" svg:width="0.1748in" svg:height="0.2004in" draw:control="control59"/></text:span><text:span text:style-name="T9"> <text:s/>Guardiania dei cantieri</text:span></text:p>
      <text:p text:style-name="P23"><text:span text:style-name="T9"><draw:control text:anchor-type="as-char" draw:z-index="59" draw:style-name="gr8" draw:text-style-name="P41" svg:width="0.1748in" svg:height="0.2004in" draw:control="control60"/></text:span><text:span text:style-name="T9"> <text:s/>Nessuna delle precedenti</text:span></text:p>
      <text:p text:style-name="P12"/>
      <text:p text:style-name="P9">Consiglio di amministrazione</text:p>
      <text:p text:style-name="P5">Numero di componenti in carica:<draw:control text:anchor-type="as-char" svg:y="-0.1957in" draw:z-index="26" draw:style-name="gr5" draw:text-style-name="P40" svg:width="2.2043in" svg:height="0.276in" draw:control="control27"/></text:p>
      <text:p text:style-name="P9">Procuratori e Procuratori Speciali</text:p>
      <text:p text:style-name="P5">Numero di componenti in carica:<draw:control text:anchor-type="as-char" svg:y="-0.1957in" draw:z-index="27" draw:style-name="gr5" draw:text-style-name="P40" svg:width="2.2043in" svg:height="0.276in" draw:control="control28"/></text:p>
      <text:p text:style-name="P9">Collegio Sindacale</text:p>
      <text:p text:style-name="P5">Numero sindaci effettivi:<draw:control text:anchor-type="as-char" svg:y="-0.1957in" draw:z-index="28" draw:style-name="gr5" draw:text-style-name="P40" svg:width="2.2043in" svg:height="0.276in" draw:control="control29"/></text:p>
      <text:p text:style-name="P5">Numero sindaci supplenti:<draw:control text:anchor-type="as-char" svg:y="-0.1957in" draw:z-index="29" draw:style-name="gr5" draw:text-style-name="P40" svg:width="2.2043in" svg:height="0.276in" draw:control="control30"/></text:p>
      <text:p text:style-name="P9"/>
      <text:p text:style-name="P10">l'iscrizione della società nell'Anagrafe antimafia degli esecutori di cui l'art. 30, comma 6 del decreto legge n. 189/2016 e a tal fine <text:span text:style-name="T7">consapevole delle sanzioni penali in caso di dichiarazioni false e della conseguente decadenza dai benefici attualmente conseguiti (ai sensi degli artt. 75 e 76 D.P.R. 445/2000) sotto la propria responsabilità</text:span></text:p>
      <text:p text:style-name="P10">DICHIARA</text:p>
      <text:p text:style-name="P14"><text:s/><draw:control text:anchor-type="as-char" draw:z-index="32" draw:style-name="gr8" draw:text-style-name="P41" svg:width="0.1748in" svg:height="0.2004in" draw:control="control33"/> <text:s/>di essere iscritto alla white list della Prefettura di <draw:control text:anchor-type="as-char" svg:y="-0.1957in" draw:z-index="31" draw:style-name="gr5" draw:text-style-name="P40" svg:width="2.2043in" svg:height="0.276in" draw:control="control32"/> a far data dal<draw:control text:anchor-type="as-char" svg:y="-0.1957in" draw:z-index="33" draw:style-name="gr5" draw:text-style-name="P40" svg:width="1.9807in" svg:height="0.276in" draw:control="control34"/></text:p>
      <text:p text:style-name="P16"><draw:control text:anchor-type="as-char" draw:z-index="34" draw:style-name="gr8" draw:text-style-name="P41" svg:width="0.1748in" svg:height="0.2004in" draw:control="control35"/> <text:s text:c="2"/>di NON essere iscritto ad alcuna white list;<text:line-break/></text:p>
      <text:p text:style-name="P18"><draw:control text:anchor-type="as-char" draw:z-index="36" draw:style-name="gr8" draw:text-style-name="P41" svg:width="0.1748in" svg:height="0.2004in" draw:control="control37"/> <text:s text:c="2"/>di essere interessato allo svolgimento delle seguenti attività:</text:p>
      <text:p text:style-name="P18"><draw:control text:anchor-type="as-char" draw:z-index="37" draw:style-name="gr8" draw:text-style-name="P41" svg:width="0.1748in" svg:height="0.2004in" draw:control="control38"/> <text:s text:c="2"/><text:span text:style-name="T2">Lavori</text:span><text:line-break/>tipologia <draw:control text:anchor-type="as-char" svg:y="-0.1957in" draw:z-index="38" draw:style-name="gr5" draw:text-style-name="P40" svg:width="2.9835in" svg:height="0.276in" draw:control="control39"/> importo <draw:control text:anchor-type="as-char" svg:y="-0.1957in" draw:z-index="39" draw:style-name="gr5" draw:text-style-name="P40" svg:width="2.613in" svg:height="0.276in" draw:control="control40"/></text:p>
      <text:p text:style-name="P28"/>
      <text:p text:style-name="P28"/>
      <text:p text:style-name="P28"><draw:control text:anchor-type="as-char" svg:y="0.1535in" draw:z-index="62" draw:style-name="gr9" draw:text-style-name="P42" svg:width="1.8268in" svg:height="0.2039in" draw:control="control63"/></text:p>
      <text:p text:style-name="P18"><text:soft-page-break/></text:p>
      <text:p text:style-name="P18"/>
      <text:p text:style-name="P18"><draw:control text:anchor-type="as-char" draw:z-index="40" draw:style-name="gr8" draw:text-style-name="P41" svg:width="0.1748in" svg:height="0.2004in" draw:control="control41"/> <text:s text:c="2"/><text:span text:style-name="T3">Servizi</text:span><text:line-break/>tipologia <draw:control text:anchor-type="as-char" svg:y="-0.1957in" draw:z-index="41" draw:style-name="gr5" draw:text-style-name="P40" svg:width="2.9835in" svg:height="0.276in" draw:control="control42"/> importo <draw:control text:anchor-type="as-char" svg:y="-0.1957in" draw:z-index="42" draw:style-name="gr5" draw:text-style-name="P40" svg:width="2.613in" svg:height="0.276in" draw:control="control43"/></text:p>
      <text:p text:style-name="P18"><draw:control text:anchor-type="as-char" draw:z-index="43" draw:style-name="gr8" draw:text-style-name="P41" svg:width="0.1748in" svg:height="0.2004in" draw:control="control44"/> <text:s text:c="2"/><text:span text:style-name="T3">Forniture</text:span><text:line-break/>tipologia <draw:control text:anchor-type="as-char" svg:y="-0.1957in" draw:z-index="44" draw:style-name="gr5" draw:text-style-name="P40" svg:width="2.9835in" svg:height="0.276in" draw:control="control45"/> importo <draw:control text:anchor-type="as-char" svg:y="-0.1957in" draw:z-index="45" draw:style-name="gr5" draw:text-style-name="P40" svg:width="2.613in" svg:height="0.276in" draw:control="control46"/></text:p>
      <text:p text:style-name="P18"><draw:control text:anchor-type="as-char" draw:z-index="46" draw:style-name="gr8" draw:text-style-name="P41" svg:width="0.1748in" svg:height="0.2004in" draw:control="control47"/> <text:s text:c="2"/><text:span text:style-name="T3">Interventi di immediata riparazione ex art. 8, commi 1 e 5 del decreto legge n. 189/2016</text:span><text:line-break/>tipologia <draw:control text:anchor-type="as-char" svg:y="-0.1957in" draw:z-index="47" draw:style-name="gr5" draw:text-style-name="P40" svg:width="2.9835in" svg:height="0.276in" draw:control="control48"/> importo <draw:control text:anchor-type="as-char" svg:y="-0.1957in" draw:z-index="48" draw:style-name="gr5" draw:text-style-name="P40" svg:width="2.613in" svg:height="0.276in" draw:control="control49"/></text:p>
      <text:p text:style-name="P18"/>
      <text:p text:style-name="P17"><draw:control text:anchor-type="as-char" draw:z-index="35" draw:style-name="gr8" draw:text-style-name="P41" svg:width="0.1748in" svg:height="0.2004in" draw:control="control36"/> <text:s text:c="2"/><text:span text:style-name="T8">che nei propri confronti non sussistono le cause di divieto, di decadenza o di sospensione di cui all'art. 67 del D.lgs. 06/09/2011 n. 159;</text:span></text:p>
      <text:p text:style-name="P17"/>
      <text:p text:style-name="P17"/>
      <text:p text:style-name="P24">Note:</text:p>
      <text:p text:style-name="P20"><draw:control text:anchor-type="paragraph" draw:z-index="60" draw:style-name="gr7" draw:text-style-name="P40" svg:width="6.6925in" svg:height="3.1398in" svg:x="0in" svg:y="0in" draw:control="control61"/></text:p>
      <text:p text:style-name="P20"/>
      <text:p text:style-name="P20">A tal fine allega:</text:p>
      <text:list xml:id="list5443276160402285317" text:style-name="L1">
        <text:list-item>
          <text:p text:style-name="P25">L'elenco delle partecipazioni (anche minoritarie) in altre imprese o società (anche fiduciarie) (allegato 1)</text:p>
        </text:list-item>
        <text:list-item>
          <text:p text:style-name="P25">Le generalità di tutti i soggetti di cui all'art. 85 del decreto <text:span text:style-name="T11">legislativo </text:span>159/2011 (allegato 2)</text:p>
        </text:list-item>
        <text:list-item>
          <text:p text:style-name="P25">Le generalità dei familiari conviventi dei soggetti di cui all'art. 85 del decreto legis<text:span text:style-name="T11">l</text:span>ativo 159/2011 (allegato 3)</text:p>
        </text:list-item>
      </text:list>
      <text:p text:style-name="P19"/>
      <text:p text:style-name="P22">Il/la sottoscritto/a dichiara inoltre di essere informato/a, ai sensi del D.Lgs. n. 196/2003 (codice in materia di protezione dei dati personali) che I dati personali raccolti saranno trattati, anche con strumenti informatici, esclusivamente nell'ambito del procedimento per il quale la presente dichiarazione viene resa.</text:p>
      <text:p text:style-name="P19"/>
      <text:p text:style-name="P19">Luogo e Data</text:p>
      <text:p text:style-name="P19"><draw:control text:anchor-type="as-char" svg:y="-0.1957in" draw:z-index="49" draw:style-name="gr9" draw:text-style-name="P40" svg:width="6.5098in" svg:height="0.276in" draw:control="control50"/> </text:p>
      <text:p text:style-name="P21"/>
      <text:p text:style-name="P15"><text:s/><draw:control text:anchor-type="as-char" svg:y="0.7791in" draw:z-index="50" draw:style-name="gr9" draw:text-style-name="P42" svg:width="1.8268in" svg:height="0.2039in" draw:control="control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style:shadow="none"/>
      <style:text-properties style:font-name="Arial1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e" style:font-family-generic="swiss" style:font-pitch="variable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065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08:37.09</meta:creation-date>
    <dc:date>2017-02-09T12:03:30.428771278</dc:date>
    <meta:editing-duration>P1DT29M31S</meta:editing-duration>
    <meta:editing-cycles>94</meta:editing-cycles>
    <meta:generator>LibreOffice/4.3.3.2$Linux_X86_64 LibreOffice_project/430m0$Build-2</meta:generator>
    <meta:document-statistic meta:table-count="0" meta:image-count="0" meta:object-count="0" meta:page-count="3" meta:paragraph-count="59" meta:word-count="416" meta:character-count="2860" meta:non-whitespace-character-count="2405"/>
  </office:meta>
</office:document-meta>
</file>